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0" fo:widows="0" fo:text-indent="0cm" style:auto-text-indent="false"/>
    </style:style>
    <style:style style:name="P2" style:family="paragraph" style:parent-style-name="Standard">
      <style:paragraph-properties fo:margin-left="0cm" fo:margin-right="0cm" fo:orphans="0" fo:widows="0" fo:text-indent="0cm" style:auto-text-indent="false"/>
      <style:text-properties officeooo:paragraph-rsid="0010e65a"/>
    </style:style>
    <style:style style:name="P3" style:family="paragraph" style:parent-style-name="Standard">
      <style:paragraph-properties fo:margin-left="0cm" fo:margin-right="0cm" fo:orphans="0" fo:widows="0" fo:text-indent="0cm" style:auto-text-indent="false"/>
      <style:text-properties officeooo:paragraph-rsid="0017a1fe"/>
    </style:style>
    <style:style style:name="P4" style:family="paragraph" style:parent-style-name="Standard">
      <style:paragraph-properties fo:margin-left="0cm" fo:margin-right="0cm" fo:orphans="0" fo:widows="0" fo:text-indent="0cm" style:auto-text-indent="false"/>
      <style:text-properties officeooo:paragraph-rsid="001ecfe1"/>
    </style:style>
    <style:style style:name="P5" style:family="paragraph" style:parent-style-name="Standard">
      <style:paragraph-properties fo:margin-left="0cm" fo:margin-right="0cm" fo:orphans="0" fo:widows="0" fo:text-indent="0cm" style:auto-text-indent="false"/>
      <style:text-properties officeooo:paragraph-rsid="001e8445"/>
    </style:style>
    <style:style style:name="P6" style:family="paragraph" style:parent-style-name="Heading_20_1" style:master-page-name="Standard">
      <style:paragraph-properties style:page-number="auto" fo:padding-left="0cm" fo:padding-right="0cm" fo:padding-top="0cm" fo:padding-bottom="0.035cm" fo:border-left="none" fo:border-right="none" fo:border-top="none" fo:border-bottom="0.99pt solid #000000" style:shadow="none">
        <style:tab-stops>
          <style:tab-stop style:position="18.999cm" style:type="right"/>
        </style:tab-stops>
      </style:paragraph-properties>
    </style:style>
    <style:style style:name="P7" style:family="paragraph" style:parent-style-name="Standard" style:list-style-name="Exos">
      <style:paragraph-properties fo:margin-left="0cm" fo:margin-right="0cm" fo:orphans="0" fo:widows="0" fo:text-indent="0cm" style:auto-text-indent="false"/>
      <style:text-properties officeooo:paragraph-rsid="0017a1fe"/>
    </style:style>
    <style:style style:name="P8" style:family="paragraph" style:parent-style-name="Standard" style:list-style-name="Exos">
      <style:paragraph-properties fo:margin-left="0cm" fo:margin-right="0cm" fo:orphans="0" fo:widows="0" fo:text-indent="0cm" style:auto-text-indent="false"/>
      <style:text-properties officeooo:paragraph-rsid="0010e65a"/>
    </style:style>
    <style:style style:name="P9" style:family="paragraph" style:parent-style-name="Standard" style:list-style-name="Exos">
      <style:paragraph-properties fo:margin-left="0cm" fo:margin-right="0cm" fo:orphans="0" fo:widows="0" fo:text-indent="0cm" style:auto-text-indent="false"/>
      <style:text-properties officeooo:paragraph-rsid="001fe38d"/>
    </style:style>
    <style:style style:name="P10" style:family="paragraph" style:parent-style-name="Standard" style:list-style-name="Exos">
      <style:paragraph-properties fo:margin-left="0cm" fo:margin-right="0cm" fo:orphans="0" fo:widows="0" fo:text-indent="0cm" style:auto-text-indent="false"/>
      <style:text-properties officeooo:paragraph-rsid="001ecfe1"/>
    </style:style>
    <style:style style:name="P11" style:family="paragraph" style:parent-style-name="Standard" style:list-style-name="Exos">
      <style:paragraph-properties fo:margin-left="0cm" fo:margin-right="0cm" fo:orphans="0" fo:widows="0" fo:text-indent="0cm" style:auto-text-indent="false" fo:break-before="column"/>
      <style:text-properties officeooo:paragraph-rsid="0010e65a"/>
    </style:style>
    <style:style style:name="T1" style:family="text">
      <style:text-properties officeooo:rsid="0017a1fe"/>
    </style:style>
    <style:style style:name="T2" style:family="text">
      <style:text-properties style:use-window-font-color="true" loext:opacity="0%" style:font-name="Times New Roman" fo:font-size="12pt" fo:language="fr" fo:country="FR" officeooo:rsid="0017a1fe"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Times New Roman" fo:font-size="12pt" fo:language="fr" fo:country="FR" officeooo:rsid="00199d51"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fr" fo:country="FR" officeooo:rsid="001d0b0d"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fr" fo:country="FR" officeooo:rsid="001ecfe1"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fr" fo:country="FR" officeooo:rsid="0021757e"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fr" fo:country="FR" officeooo:rsid="00237509"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fr" fo:country="FR" officeooo:rsid="00254216" style:font-name-asian="Times New Roman" style:font-size-asian="12pt" style:font-name-complex="Times New Roman" style:font-size-complex="12pt" style:language-complex="ar" style:country-complex="SA"/>
    </style:style>
    <style:style style:name="T9" style:family="text">
      <style:text-properties officeooo:rsid="00199d51"/>
    </style:style>
    <style:style style:name="T10" style:family="text">
      <style:text-properties officeooo:rsid="001c449c"/>
    </style:style>
    <style:style style:name="T11" style:family="text">
      <style:text-properties officeooo:rsid="001d0b0d"/>
    </style:style>
    <style:style style:name="T12" style:family="text">
      <style:text-properties officeooo:rsid="001e8445"/>
    </style:style>
    <style:style style:name="T13" style:family="text">
      <style:text-properties officeooo:rsid="001ecfe1"/>
    </style:style>
    <style:style style:name="T14" style:family="text">
      <style:text-properties fo:font-size="19pt" fo:language="fr" fo:country="FR" style:font-size-asian="19pt" style:font-size-complex="19pt"/>
    </style:style>
    <style:style style:name="T15" style:family="text">
      <style:text-properties fo:font-size="19pt" fo:language="fr" fo:country="FR" officeooo:rsid="0008f2a8" style:font-size-asian="19pt" style:font-size-complex="19pt"/>
    </style:style>
    <style:style style:name="T16" style:family="text">
      <style:text-properties fo:text-transform="uppercase" style:use-window-font-color="true" loext:opacity="0%" style:font-name="Arial" fo:font-size="19pt" fo:language="fr" fo:country="FR" fo:font-weight="bold" officeooo:rsid="00212914" style:font-name-asian="Times New Roman" style:font-size-asian="19pt" style:font-weight-asian="bold" style:font-name-complex="Arial" style:font-size-complex="19pt" style:language-complex="ar" style:country-complex="SA" style:font-weight-complex="bold"/>
    </style:style>
    <style:style style:name="T17" style:family="text">
      <style:text-properties officeooo:rsid="00254216"/>
    </style:style>
    <style:style style:name="Sect1" style:family="section">
      <style:section-properties text:dont-balance-text-columns="false" style:editable="false">
        <style:columns fo:column-count="2" fo:column-gap="0.998cm">
          <style:column-sep style:width="0.035cm" style:color="#000000" style:height="100%" style:style="solid"/>
          <style:column style:rel-width="32767*" fo:start-indent="0cm" fo:end-indent="0.499cm"/>
          <style:column style:rel-width="32768*" fo:start-indent="0.49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4">Fractions : Problèmes concrets<text:tab/> </text:span><text:span text:style-name="T15">3</text:span><text:span text:style-name="T14">.</text:span><text:span text:style-name="T16">3</text:span></text:h>
      <text:p text:style-name="P1"/>
      <text:section text:style-name="Sect1" text:name="Section1">
        <text:list xml:id="list455442026" text:style-name="Exos">
          <text:list-item>
            <text:p text:style-name="P7">Je vide <text:span text:style-name="T1">les </text:span><text:span text:style-name="T2">2</text:span> cinquièmes de <text:span text:style-name="T1">mon </text:span><text:span text:style-name="T6">seau</text:span> dans une bassine.</text:p>
            <text:list>
              <text:list-item>
                <text:p text:style-name="P7">Quelle fraction d<text:span text:style-name="T6">u seau</text:span> est encore remplie ?</text:p>
              </text:list-item>
              <text:list-item>
                <text:p text:style-name="P7">L<text:span text:style-name="T6">e seau</text:span> contenait <text:span text:style-name="T6">15</text:span> litres <text:span text:style-name="T1">et ma bassine est maintenant remplie à moitié</text:span>. <text:span text:style-name="T1">Quelle est la contenance en litre de cette bassine ?</text:span></text:p>
              </text:list-item>
            </text:list>
          </text:list-item>
        </text:list>
        <text:p text:style-name="P3"/>
        <text:list xml:id="list103742944600719" text:continue-numbering="true" text:style-name="Exos">
          <text:list-item>
            <text:p text:style-name="P8">Luc dépense le quart de sa paye du mois pour payer le loyer, et le <text:span text:style-name="T2">douz</text:span>ième pour l’électricité.</text:p>
            <text:list>
              <text:list-item>
                <text:p text:style-name="P8">Quelle fraction de sa paye lui reste-t-il quand il a payé le loyer et l’électricité ?</text:p>
              </text:list-item>
              <text:list-item>
                <text:p text:style-name="P8"><text:span text:style-name="T2">Il</text:span> touche <text:span text:style-name="T2">1</text:span> <text:span text:style-name="T2">8</text:span>00 <text:span text:style-name="T2">€</text:span> par mois. <text:span text:style-name="T2">C</text:span>ombien <text:span text:style-name="T1">d’argent lui</text:span> reste-<text:span text:style-name="T1">t-il ?</text:span></text:p>
              </text:list-item>
            </text:list>
          </text:list-item>
        </text:list>
        <text:p text:style-name="P2"/>
        <text:list xml:id="list103742427407941" text:continue-numbering="true" text:style-name="Exos">
          <text:list-item>
            <text:p text:style-name="P8"><text:s/>Roger a gagné 5 000 <text:span text:style-name="T3">€</text:span> au loto. Il offre <text:span text:style-name="T3">trois</text:span> cinquièmes de ses gains à sa femme. Celle-ci donne un tiers de ce cadeau à <text:span text:style-name="T8">leur</text:span> fils.</text:p>
            <text:list>
              <text:list-item>
                <text:p text:style-name="P8">Quelle fraction des 5 000 <text:span text:style-name="T3">€</text:span> a reçue le fils ?</text:p>
              </text:list-item>
              <text:list-item>
                <text:p text:style-name="P8">Combien d’argent a-t-il reçu ?</text:p>
              </text:list-item>
            </text:list>
          </text:list-item>
        </text:list>
        <text:p text:style-name="P2"/>
        <text:list xml:id="list103741530836310" text:continue-numbering="true" text:style-name="Exos">
          <text:list-item>
            <text:p text:style-name="P8"><text:span text:style-name="T3"><text:s/>Lors d’un</text:span> banquet, Marcel a pris <text:span text:style-name="T3">le</text:span> tiers d’u<text:span text:style-name="T9">n</text:span> gigot, et a donné 2 cinquièmes de sa part à sa femme Michelle. <text:span text:style-name="T9">Sachant que la part reçue par Michelle pesait 100g, quel était le poids du gigot ?</text:span></text:p>
          </text:list-item>
        </text:list>
        <text:p text:style-name="P2"/>
        <text:list xml:id="list103743091373485" text:continue-numbering="true" text:style-name="Exos">
          <text:list-item>
            <text:p text:style-name="P8"><text:s/><text:span text:style-name="T8">Alice</text:span> se coupe un tiers de tarte, change d’avis et prend la moitié de cette part, et comme cela fait encore trop, prend les trois cinquièmes de la nouvelle part. Quelle fraction de la tarte va-t-elle finalement manger ?</text:p>
          </text:list-item>
        </text:list>
        <text:p text:style-name="P2"/>
        <text:list xml:id="list103742350650735" text:continue-numbering="true" text:style-name="Exos">
          <text:list-item>
            <text:p text:style-name="P8"><text:s/>Pour le parcours d’un triathlon on prévoit trois parties ; <text:span text:style-name="T10">Le 24ème </text:span>de la distance totale à la nage, un tiers en course à pied et le reste à vélo. <text:span text:style-name="T10">Q</text:span>uelle fraction de la distance totale est <text:span text:style-name="T10">par</text:span>courue à vélo ?</text:p>
          </text:list-item>
        </text:list>
        <text:p text:style-name="P2"/>
        <text:list xml:id="list103742436338853" text:continue-numbering="true" text:style-name="Exos">
          <text:list-item>
            <text:p text:style-name="P8"><text:s/>Deux enfants devant une galette :<text:line-break/>Sylvain : « Moi j'en veux le tiers de la moitié.<text:line-break/>Sylvie : - Et moi le quart des deux tiers. »<text:line-break/>Qui en veut le plus?</text:p>
          </text:list-item>
        </text:list>
        <text:p text:style-name="P2"/>
        <text:list xml:id="list103743458858469" text:continue-numbering="true" text:style-name="Exos">
          <text:list-item>
            <text:p text:style-name="P8"><text:s/>Deux cents candidats se sont présentés à un examen comportant deux parties. Le tiers des candidats a été admis à participer à la seconde partie et les trois quarts de ceux-ci ont été définitivement reçus à l'issue de cette seconde partie. Combien y a-t-il eu de reçus ?</text:p>
          </text:list-item>
        </text:list>
        <text:p text:style-name="P2"/>
        <text:list xml:id="list103742886309134" text:continue-numbering="true" text:style-name="Exos">
          <text:list-item>
            <text:p text:style-name="P9"><text:span text:style-name="T8"><text:s/>Patrice</text:span> achète un VTT. Il paie les 4 septièmes comptant et le reste en 4 mensualités égales. Quelle fraction du prix total représente chaque mensualité ?</text:p>
          </text:list-item>
          <text:list-item>
            <text:p text:style-name="P11"><text:s/>Patrice a dépensé le quart de son argent pour acheter un livre et le tiers de ce qui lui restait pour acheter un disque. Il a l'impression qu'il lui reste maintenant la moitié de l'argent dont il disposait au départ. Est-ce exact ?</text:p>
          </text:list-item>
        </text:list>
        <text:p text:style-name="P2"/>
        <text:list xml:id="list103742552109974" text:continue-numbering="true" text:style-name="Exos">
          <text:list-item>
            <text:p text:style-name="P8"><text:s/>Une famille de trois enfants se partage un gâteau. <text:span text:style-name="T10">L</text:span>e papa en prend le quart ; <text:span text:style-name="T10">l</text:span>e grand frère prend le tiers de ce qui reste ; la maman prend la moitié de ce qui reste après les deux premiers servis ; le petit frère en prend comme son papa.<text:line-break/><text:span text:style-name="T10">Que</text:span> reste-t-il pour Charlotte qui se sert en dernier?</text:p>
          </text:list-item>
        </text:list>
        <text:p text:style-name="P2"/>
        <text:list xml:id="list103741782585399" text:continue-numbering="true" text:style-name="Exos">
          <text:list-item>
            <text:p text:style-name="P8"><text:s/>Le 1er mai, un marchand de muguet a vendu les trois quarts de ses bouquets le matin et les deux tiers du reste l’après-midi.</text:p>
            <text:list>
              <text:list-item>
                <text:p text:style-name="P8">Finalement, quelle fraction de ses bouquets a-t-il vendue ?</text:p>
              </text:list-item>
              <text:list-item>
                <text:p text:style-name="P8">Sachant qu'au départ il avait soixante bouquets, combien lui en reste-t-il le soir ?</text:p>
              </text:list-item>
            </text:list>
          </text:list-item>
        </text:list>
        <text:p text:style-name="P2"/>
        <text:list xml:id="list103743489382898" text:continue-numbering="true" text:style-name="Exos">
          <text:list-item>
            <text:p text:style-name="P8"><text:s/>Pour acheter une nouvelle photocopieuse, le collège décide de payer les trois quarts du prix et les parents d'élèves un cinquième de ce qui reste. Le foyer <text:span text:style-name="T4">propose alors</text:span> de participer pour 20 % du prix. Tout cela suffira-t-il pour acheter <text:span text:style-name="T11">cette photocopieuse ?</text:span></text:p>
          </text:list-item>
        </text:list>
        <text:p text:style-name="P2"/>
        <text:list xml:id="list103741936236930" text:continue-numbering="true" text:style-name="Exos">
          <text:list-item>
            <text:p text:style-name="P10"><text:s/>Lors d’un voyage, Pierre a constaté qu’en roulant à 120 km/h de moyenne, il a consommé un quart du carburant qui était dans son réservoir. Il a lu dans le journal qu’il aurait consommé 20 % de moins s’il avait roulé à 80 km/h. Quelle fraction du réservoir aurait-il consommée en roulant à 80 km/h pour le même voyage ?</text:p>
          </text:list-item>
        </text:list>
        <text:p text:style-name="P4"/>
        <text:list xml:id="list103743043845588" text:continue-numbering="true" text:style-name="Exos">
          <text:list-item>
            <text:p text:style-name="P10"><text:s/>Patrick fait des achats. Il dépense le tiers de son argent de poche dans une librairie et le quart dans un magasin de sport. Il lui reste alors 30 <text:span text:style-name="T6">€</text:span>. Quelle somme avait-il avant de faire ses achats ?</text:p>
          </text:list-item>
        </text:list>
        <text:p text:style-name="P5"/>
        <text:list xml:id="list103742993667803" text:continue-numbering="true" text:style-name="Exos">
          <text:list-item>
            <text:p text:style-name="P8"><text:s/>Sur <text:span text:style-name="T5">le</text:span> testament <text:span text:style-name="T13">de Cornélius</text:span>, on peut lire ceci : « On commencera par donner le <text:span text:style-name="T12">cinquième</text:span> de ma fortune à <text:span text:style-name="T12">Arthur</text:span>, <text:span text:style-name="T12">la moitié de ce qu’il reste à Babar et la moitié de ce qu’il reste </text:span><text:span text:style-name="T7">après Babar</text:span><text:span text:style-name="T12"> à Céleste.</text:span> Le reste sera <text:span text:style-name="T13">alors </text:span>partagé également entre les trois. »<text:line-break/>Quelle fraction de la fortune recevra chacun des héritiers ?</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 fo:font-family="Arial" style:font-family-generic="swiss" style:font-pitch="variable" fo:font-size="20pt" fo:language="en" fo:country="GB"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BCD" style:family="paragraph" style:parent-style-name="Standard" style:list-style-name="WW8Num6">
      <style:paragraph-properties fo:margin-left="0cm" fo:margin-right="0cm" fo:orphans="0" fo:widows="0"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format="A" style:num-letter-sync="true">
        <style:list-level-properties text:space-before="0.501cm" text:min-label-width="0.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Exos">
      <text:list-level-style-number text:level="1" text:style-name="Numbering_20_Symbols" style:num-suffix=")" style:num-format="I">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Exercice I</dc:title>
    <meta:initial-creator>Fontanet</meta:initial-creator>
    <meta:creation-date>2006-04-06T23:12:00</meta:creation-date>
    <dc:date>2021-07-10T10:37:41.249193440</dc:date>
    <meta:print-date>2006-04-06T23:07:00</meta:print-date>
    <dc:language>fr-FR</dc:language>
    <meta:editing-cycles>41</meta:editing-cycles>
    <meta:editing-duration>PT6H41M49S</meta:editing-duration>
    <meta:document-statistic meta:table-count="0" meta:image-count="0" meta:object-count="0" meta:page-count="1" meta:paragraph-count="25" meta:word-count="739" meta:character-count="3870" meta:non-whitespace-character-count="3165"/>
    <meta:user-defined meta:name="Info 1"/>
    <meta:user-defined meta:name="Info 2"/>
    <meta:user-defined meta:name="Info 3"/>
    <meta:user-defined meta:name="Info 4"/>
  </office:meta>
</office:document-meta>
</file>